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Wingdings1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7%" fo:text-indent="0in" style:auto-text-indent="false" style:writing-mode="lr-tb"/>
      <style:text-properties fo:language="en" fo:country="GB"/>
    </style:style>
    <style:style style:name="P2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3" style:family="paragraph" style:parent-style-name="List_20_Paragraph" style:list-style-name="WWNum1a">
      <style:paragraph-properties fo:margin-left="0.5in" fo:margin-right="0in" fo:line-height="107%" fo:text-indent="-0.25in" style:auto-text-indent="false" style:writing-mode="lr-tb"/>
    </style:style>
    <style:style style:name="P4" style:family="paragraph" style:parent-style-name="List_20_Paragraph" style:list-style-name="WWNum1a">
      <style:paragraph-properties fo:margin-left="0.5in" fo:margin-right="0in" fo:line-height="107%" fo:text-indent="-0.25in" style:auto-text-indent="false" style:writing-mode="lr-tb"/>
      <style:text-properties fo:language="en" fo:country="GB"/>
    </style:style>
    <style:style style:name="P5" style:family="paragraph" style:parent-style-name="List_20_Paragraph" style:list-style-name="WWNum1a">
      <style:paragraph-properties fo:margin-left="1in" fo:margin-right="0in" fo:line-height="107%" fo:text-indent="-0.25in" style:auto-text-indent="false" style:writing-mode="lr-tb"/>
    </style:style>
    <style:style style:name="P6" style:family="paragraph" style:parent-style-name="Standard" style:master-page-name="Standard">
      <style:paragraph-properties style:page-number="auto"/>
      <style:text-properties style:font-name="Wingdings1" style:font-name-asian="Wingdings2" style:font-name-complex="Wingdings2"/>
    </style:style>
    <style:style style:name="P7" style:family="paragraph" style:parent-style-name="Standard" style:list-style-name="WWNum1a">
      <style:paragraph-properties fo:margin-left="1in" fo:margin-right="0in" fo:margin-top="0in" fo:margin-bottom="0.111in" loext:contextual-spacing="true" fo:line-height="107%" fo:text-indent="-0.25in" style:auto-text-indent="false" style:writing-mode="lr-tb"/>
    </style:style>
    <style:style style:name="T1" style:family="text">
      <style:text-properties fo:language="en" fo:country="GB" style:font-name-asian="Times New Roman"/>
    </style:style>
    <style:style style:name="T2" style:family="text">
      <style:text-properties fo:language="en" fo:country="GB" officeooo:rsid="0006e765" style:font-name-asian="Times New Roman"/>
    </style:style>
    <style:style style:name="T3" style:family="text">
      <style:text-properties officeooo:rsid="000bf626"/>
    </style:style>
    <style:style style:name="T4" style:family="text">
      <style:text-properties style:use-window-font-color="true" style:font-name="Calibri" fo:font-size="11pt" fo:language="de" fo:country="DE" officeooo:rsid="000bf626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notationen</text:p>
      <text:p text:style-name="P2"/>
      <text:p text:style-name="P2">Question</text:p>
      <text:list xml:id="list1133570202" text:style-name="WWNum1a">
        <text:list-item>
          <text:p text:style-name="P3">@Entity über Klassennamen</text:p>
        </text:list-item>
        <text:list-item>
          <text:p text:style-name="P3">@Table(name = "Question", schema = "db2") über Klassennamen</text:p>
        </text:list-item>
        <text:list-item>
          <text:p text:style-name="P3">@Id über den PK questionID</text:p>
        </text:list-item>
        <text:list-item>
          <text:p text:style-name="P3">Über answer:</text:p>
          <text:list>
            <text:list-item>
              <text:p text:style-name="P5">@ElementCollection</text:p>
            </text:list-item>
            <text:list-item>
              <text:p text:style-name="P5">@CollectionTable(schema = "db2")</text:p>
            </text:list-item>
            <text:list-item>
              <text:p text:style-name="P5">@OrderColumn(name = "answerOrder")um Reihenfolge zu erhalten</text:p>
            </text:list-item>
          </text:list>
        </text:list-item>
        <text:list-item>
          <text:p text:style-name="P3">@ManyToOne bei Category</text:p>
        </text:list-item>
      </text:list>
      <text:p text:style-name="P2">Category</text:p>
      <text:list xml:id="list110607052262690" text:continue-numbering="true" text:style-name="WWNum1a">
        <text:list-item>
          <text:p text:style-name="P3">Über Klassennamen:</text:p>
          <text:list>
            <text:list-item>
              <text:p text:style-name="P5">@Entity</text:p>
            </text:list-item>
            <text:list-item>
              <text:p text:style-name="P7"><text:span text:style-name="T1">@Table(name = "Category", schema = "db2"</text:span><text:span text:style-name="T2">)</text:span></text:p>
            </text:list-item>
          </text:list>
        </text:list-item>
        <text:list-item>
          <text:p text:style-name="P3">@Id und @GeneratedValue(strategy = GenerationType.<text:span text:style-name="T4">AUTO</text:span>) über den PK catID</text:p>
        </text:list-item>
        <text:list-item>
          <text:p text:style-name="P3">@Column(unique = true) bei Namen</text:p>
        </text:list-item>
        <text:list-item>
          <text:p text:style-name="P4">@OneToMany(mappedBy = "cat") bei QuestionList</text:p>
        </text:list-item>
      </text:list>
      <text:p text:style-name="P1"/>
      <text:p text:style-name="P2">Username: db_yabr_pm</text:p>
      <text:p text:style-name="P2">Pw: lol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Wingdings1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3:25:00</meta:creation-date>
    <meta:initial-creator>philipp</meta:initial-creator>
    <dc:language>en-US</dc:language>
    <dc:date>2020-12-15T11:06:03.847238680</dc:date>
    <meta:editing-cycles>7</meta:editing-cycles>
    <meta:editing-duration>PT7M19S</meta:editing-duration>
    <meta:generator>LibreOffice/6.4.6.2$Linux_X86_64 LibreOffice_project/40$Build-2</meta:generator>
    <meta:document-statistic meta:table-count="0" meta:image-count="0" meta:object-count="0" meta:page-count="1" meta:paragraph-count="19" meta:word-count="80" meta:character-count="543" meta:non-whitespace-character-count="4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